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style:text-properties style:font-name="Roboto" fo:font-size="18pt" officeooo:rsid="001f7d51" officeooo:paragraph-rsid="001f7d51" fo:background-color="#c2e0ae" style:font-name-asian="Roboto1" style:font-size-asian="18pt" style:font-name-complex="Roboto1" style:font-size-complex="18pt"/>
    </style:style>
    <style:style style:name="P3" style:family="paragraph" style:parent-style-name="Standard">
      <style:paragraph-properties fo:line-height="100%"/>
      <style:text-properties style:font-name="Roboto" fo:font-size="14pt" officeooo:rsid="001f7d51" officeooo:paragraph-rsid="001f7d51" fo:background-color="#c2e0ae" style:font-name-asian="Roboto1" style:font-size-asian="14pt" style:font-name-complex="Roboto1" style:font-size-complex="14pt"/>
    </style:style>
    <style:style style:name="P4" style:family="paragraph" style:parent-style-name="Standard">
      <style:paragraph-properties fo:line-height="100%"/>
      <style:text-properties fo:color="#303030" style:font-name="Roboto" fo:font-size="18pt" style:font-name-asian="Roboto1" style:font-size-asian="18pt" style:font-name-complex="Roboto1" style:font-size-complex="18pt"/>
    </style:style>
    <style:style style:name="P5" style:family="paragraph" style:parent-style-name="Standard">
      <style:paragraph-properties fo:line-height="100%"/>
      <style:text-properties fo:color="#303030" style:font-name="Roboto" fo:font-size="18pt" officeooo:rsid="00267754" officeooo:paragraph-rsid="00281698" fo:background-color="#c2e0ae" style:font-name-asian="Roboto1" style:font-size-asian="18pt" style:font-name-complex="Roboto1" style:font-size-complex="18pt"/>
    </style:style>
    <style:style style:name="P6" style:family="paragraph" style:parent-style-name="Standard">
      <style:paragraph-properties fo:line-height="100%"/>
      <style:text-properties fo:color="#2b511a" fo:font-size="20pt" fo:font-style="normal" fo:font-weight="bold" officeooo:rsid="001f7d51" officeooo:paragraph-rsid="001f7d51" fo:background-color="#c2e0ae" style:font-size-asian="20pt" style:font-style-asian="normal" style:font-weight-asian="bold" style:font-size-complex="20pt" style:font-style-complex="normal" style:font-weight-complex="bold"/>
    </style:style>
    <style:style style:name="P7" style:family="paragraph" style:parent-style-name="Standard">
      <style:paragraph-properties fo:line-height="100%"/>
      <style:text-properties fo:color="#2b511a" fo:font-size="20pt" fo:font-style="normal" fo:font-weight="bold" officeooo:rsid="001f7d51" officeooo:paragraph-rsid="002335a8" fo:background-color="#c2e0ae" style:font-size-asian="20pt" style:font-style-asian="normal" style:font-weight-asian="bold" style:font-size-complex="20pt" style:font-style-complex="normal" style:font-weight-complex="bold"/>
    </style:style>
    <style:style style:name="P8" style:family="paragraph" style:parent-style-name="Standard">
      <style:paragraph-properties fo:line-height="100%"/>
      <style:text-properties fo:color="#2b511a" fo:font-size="20pt" fo:font-style="normal" fo:font-weight="bold" officeooo:rsid="001f7d51" officeooo:paragraph-rsid="0024a32e" fo:background-color="#c2e0ae" style:font-size-asian="20pt" style:font-style-asian="normal" style:font-weight-asian="bold" style:font-size-complex="20pt" style:font-style-complex="normal" style:font-weight-complex="bold"/>
    </style:style>
    <style:style style:name="P9" style:family="paragraph" style:parent-style-name="Standard">
      <style:paragraph-properties fo:line-height="100%"/>
      <style:text-properties fo:color="#2b511a" fo:font-size="20pt" fo:font-style="normal" fo:font-weight="bold" officeooo:rsid="001f7d51" officeooo:paragraph-rsid="0025a313" fo:background-color="#c2e0ae" style:font-size-asian="20pt" style:font-style-asian="normal" style:font-weight-asian="bold" style:font-size-complex="20pt" style:font-style-complex="normal" style:font-weight-complex="bold"/>
    </style:style>
    <style:style style:name="P10" style:family="paragraph" style:parent-style-name="Standard">
      <style:paragraph-properties fo:line-height="100%"/>
      <style:text-properties fo:color="#2b511a" fo:font-size="20pt" fo:font-style="normal" fo:font-weight="bold" officeooo:rsid="001f7d51" officeooo:paragraph-rsid="00267754" fo:background-color="#c2e0ae" style:font-size-asian="20pt" style:font-style-asian="normal" style:font-weight-asian="bold" style:font-size-complex="20pt" style:font-style-complex="normal" style:font-weight-complex="bold"/>
    </style:style>
    <style:style style:name="P11" style:family="paragraph" style:parent-style-name="Standard">
      <style:paragraph-properties fo:line-height="100%"/>
      <style:text-properties fo:color="#2b511a" fo:font-size="20pt" fo:font-style="normal" fo:font-weight="bold" officeooo:rsid="001f7d51" officeooo:paragraph-rsid="00281698" fo:background-color="#c2e0ae" style:font-size-asian="20pt" style:font-style-asian="normal" style:font-weight-asian="bold" style:font-size-complex="20pt" style:font-style-complex="normal" style:font-weight-complex="bold"/>
    </style:style>
    <style:style style:name="P12" style:family="paragraph" style:parent-style-name="Standard">
      <style:paragraph-properties fo:line-height="100%"/>
      <style:text-properties officeooo:rsid="001f7d51" officeooo:paragraph-rsid="001f7d51" fo:background-color="#c2e0ae"/>
    </style:style>
    <style:style style:name="P13" style:family="paragraph" style:parent-style-name="Standard">
      <style:paragraph-properties fo:line-height="100%"/>
      <style:text-properties officeooo:rsid="002335a8" officeooo:paragraph-rsid="002335a8" fo:background-color="#c2e0ae"/>
    </style:style>
    <style:style style:name="P14" style:family="paragraph" style:parent-style-name="Standard">
      <style:paragraph-properties fo:line-height="100%"/>
      <style:text-properties officeooo:rsid="002335a8" officeooo:paragraph-rsid="0024a32e" fo:background-color="#c2e0ae"/>
    </style:style>
    <style:style style:name="P15" style:family="paragraph" style:parent-style-name="Standard">
      <style:paragraph-properties fo:line-height="100%"/>
      <style:text-properties officeooo:rsid="002335a8" officeooo:paragraph-rsid="0025a313" fo:background-color="#c2e0ae"/>
    </style:style>
    <style:style style:name="P16" style:family="paragraph" style:parent-style-name="Standard">
      <style:paragraph-properties fo:line-height="100%"/>
      <style:text-properties officeooo:rsid="002335a8" officeooo:paragraph-rsid="00267754" fo:background-color="#c2e0ae"/>
    </style:style>
    <style:style style:name="P17" style:family="paragraph" style:parent-style-name="Standard">
      <style:paragraph-properties fo:line-height="100%"/>
      <style:text-properties officeooo:rsid="002335a8" officeooo:paragraph-rsid="00281698" fo:background-color="#c2e0ae"/>
    </style:style>
    <style:style style:name="P18" style:family="paragraph" style:parent-style-name="Standard">
      <style:paragraph-properties fo:line-height="100%"/>
      <style:text-properties officeooo:rsid="0025a313" officeooo:paragraph-rsid="0025a313" fo:background-color="#c2e0ae"/>
    </style:style>
    <style:style style:name="P19" style:family="paragraph" style:parent-style-name="Standard">
      <style:paragraph-properties fo:line-height="100%"/>
      <style:text-properties officeooo:rsid="00267754" officeooo:paragraph-rsid="00267754" fo:background-color="#c2e0ae"/>
    </style:style>
    <style:style style:name="P20" style:family="paragraph" style:parent-style-name="Standard">
      <style:paragraph-properties fo:line-height="100%"/>
      <style:text-properties officeooo:rsid="00281698" officeooo:paragraph-rsid="00281698" fo:background-color="#c2e0ae"/>
    </style:style>
    <style:style style:name="P21" style:family="paragraph" style:parent-style-name="Standard">
      <style:paragraph-properties fo:margin-top="0.388cm" fo:margin-bottom="0.388cm" loext:contextual-spacing="false" fo:line-height="100%"/>
    </style:style>
    <style:style style:name="P22" style:family="paragraph" style:parent-style-name="Standard">
      <style:paragraph-properties fo:margin-top="0.388cm" fo:margin-bottom="0.388cm" loext:contextual-spacing="false" fo:line-height="100%"/>
      <style:text-properties officeooo:rsid="002335a8" officeooo:paragraph-rsid="00267754" fo:background-color="#c2e0ae"/>
    </style:style>
    <style:style style:name="P23" style:family="paragraph" style:parent-style-name="Standard" style:master-page-name="Standard">
      <style:paragraph-properties fo:line-height="100%" style:page-number="1"/>
    </style:style>
    <style:style style:name="T1" style:family="text">
      <style:text-properties fo:color="#a7074b" style:font-name="Roboto" fo:font-size="20pt" fo:font-weight="bold" style:font-name-asian="Roboto1" style:font-size-asian="20pt" style:font-weight-asian="bold" style:font-name-complex="Roboto1" style:font-size-complex="20pt"/>
    </style:style>
    <style:style style:name="T2" style:family="text">
      <style:text-properties fo:color="#a7074b" style:font-name="Roboto" fo:font-size="14pt" fo:font-style="normal" fo:font-weight="bold" style:font-name-asian="Roboto1" style:font-size-asian="14pt" style:font-style-asian="normal" style:font-weight-asian="bold" style:font-name-complex="Roboto1" style:font-size-complex="14pt" style:font-style-complex="normal" style:font-weight-complex="bold" fo:background-color="#ffffff"/>
    </style:style>
    <style:style style:name="T3" style:family="text">
      <style:text-properties style:font-name="Roboto" fo:font-size="18pt" style:font-name-asian="Roboto1" style:font-size-asian="18pt" style:font-name-complex="Roboto1" style:font-size-complex="18pt"/>
    </style:style>
    <style:style style:name="T4" style:family="text">
      <style:text-properties style:font-name="Roboto" fo:font-size="18pt" style:font-name-asian="Roboto1" style:font-size-asian="18pt" style:font-name-complex="Roboto1" style:font-size-complex="18pt" fo:background-color="#ffffff"/>
    </style:style>
    <style:style style:name="T5" style:family="text">
      <style:text-properties style:font-name="Roboto" fo:font-size="14pt" style:font-name-asian="Roboto1" style:font-size-asian="14pt" style:font-name-complex="Roboto1" style:font-size-complex="14pt"/>
    </style:style>
    <style:style style:name="T6" style:family="text">
      <style:text-properties style:font-name="Roboto" fo:font-size="14pt" style:font-name-asian="Roboto1" style:font-size-asian="14pt" style:font-name-complex="Roboto1" style:font-size-complex="14pt" fo:background-color="#ffffff"/>
    </style:style>
    <style:style style:name="T7" style:family="text">
      <style:text-properties style:font-name="Roboto" style:font-name-asian="Roboto1" style:font-name-complex="Roboto1"/>
    </style:style>
    <style:style style:name="T8" style:family="text">
      <style:text-properties style:font-name="Roboto" officeooo:rsid="00267754" style:font-name-asian="Roboto1" style:font-name-complex="Roboto1"/>
    </style:style>
    <style:style style:name="T9" style:family="text">
      <style:text-properties style:font-name="Nova Mono" fo:font-size="14pt" style:font-name-asian="Nova Mono1" style:font-size-asian="14pt" style:font-name-complex="Nova Mono1" style:font-size-complex="14pt" fo:background-color="#ffffff"/>
    </style:style>
    <style:style style:name="T10" style:family="text">
      <style:text-properties fo:color="#303030" style:font-name="Roboto" fo:font-size="18pt" style:font-name-asian="Roboto1" style:font-size-asian="18pt" style:font-name-complex="Roboto1" style:font-size-complex="18pt"/>
    </style:style>
    <style:style style:name="T11" style:family="text">
      <style:text-properties fo:color="#303030" style:font-name="Roboto" fo:font-size="12pt" style:font-name-asian="Roboto1" style:font-size-asian="12pt" style:font-name-complex="Roboto1" style:font-size-complex="12pt" fo:background-color="#ffffff"/>
    </style:style>
    <style:style style:name="T12" style:family="text">
      <style:text-properties fo:color="#303030" style:font-name="Roboto" fo:font-size="14pt" style:font-name-asian="Roboto1" style:font-size-asian="14pt" style:font-name-complex="Roboto1" style:font-size-complex="14pt"/>
    </style:style>
    <style:style style:name="T13" style:family="text">
      <style:text-properties fo:color="#303030" style:font-name="Roboto" fo:font-size="14pt" officeooo:rsid="002335a8" style:font-name-asian="Roboto1" style:font-size-asian="14pt" style:font-name-complex="Roboto1" style:font-size-complex="14pt"/>
    </style:style>
    <style:style style:name="T14" style:family="text">
      <style:text-properties fo:color="#303030" style:font-name="Roboto" fo:font-size="14pt" officeooo:rsid="0024a32e" style:font-name-asian="Roboto1" style:font-size-asian="14pt" style:font-name-complex="Roboto1" style:font-size-complex="14pt"/>
    </style:style>
    <style:style style:name="T15" style:family="text">
      <style:text-properties fo:color="#303030" style:font-name="Roboto" fo:font-size="14pt" officeooo:rsid="0025a313" style:font-name-asian="Roboto1" style:font-size-asian="14pt" style:font-name-complex="Roboto1" style:font-size-complex="14pt"/>
    </style:style>
    <style:style style:name="T16" style:family="text">
      <style:text-properties fo:color="#303030" style:font-name="Roboto" fo:font-size="14pt" officeooo:rsid="00281698" style:font-name-asian="Roboto1" style:font-size-asian="14pt" style:font-name-complex="Roboto1" style:font-size-complex="14pt"/>
    </style:style>
    <style:style style:name="T17" style:family="text">
      <style:text-properties fo:color="#303030" style:font-name="Roboto" fo:font-size="14pt" fo:font-style="normal" fo:font-weight="bold" style:font-name-asian="Roboto1" style:font-size-asian="14pt" style:font-style-asian="normal" style:font-weight-asian="bold" style:font-name-complex="Roboto1" style:font-size-complex="14pt" style:font-style-complex="normal" style:font-weight-complex="bold"/>
    </style:style>
    <style:style style:name="T18" style:family="text">
      <style:text-properties fo:color="#303030" style:font-name="Roboto" fo:font-size="14pt" fo:font-style="normal" fo:font-weight="bold" officeooo:rsid="0024a32e" style:font-name-asian="Roboto1" style:font-size-asian="14pt" style:font-style-asian="normal" style:font-weight-asian="bold" style:font-name-complex="Roboto1" style:font-size-complex="14pt" style:font-style-complex="normal" style:font-weight-complex="bold"/>
    </style:style>
    <style:style style:name="T19" style:family="text">
      <style:text-properties fo:color="#303030" style:font-name="Roboto" fo:font-size="14pt" fo:font-style="normal" fo:font-weight="bold" officeooo:rsid="0025a313" style:font-name-asian="Roboto1" style:font-size-asian="14pt" style:font-style-asian="normal" style:font-weight-asian="bold" style:font-name-complex="Roboto1" style:font-size-complex="14pt" style:font-style-complex="normal" style:font-weight-complex="bold"/>
    </style:style>
    <style:style style:name="T20" style:family="text">
      <style:text-properties fo:color="#303030" style:font-name="Roboto" fo:font-size="14pt" fo:font-style="normal" fo:font-weight="bold" officeooo:rsid="00267754" style:font-name-asian="Roboto1" style:font-size-asian="14pt" style:font-style-asian="normal" style:font-weight-asian="bold" style:font-name-complex="Roboto1" style:font-size-complex="14pt" style:font-style-complex="normal" style:font-weight-complex="bold"/>
    </style:style>
    <style:style style:name="T21" style:family="text">
      <style:text-properties fo:color="#303030" style:font-name="Nova Mono" fo:font-size="18pt" style:font-name-asian="Nova Mono1" style:font-size-asian="18pt" style:font-name-complex="Nova Mono1" style:font-size-complex="18pt"/>
    </style:style>
    <style:style style:name="T22" style:family="text">
      <style:text-properties fo:color="#222222" style:font-name="Roboto" fo:font-size="18pt" style:font-name-asian="Roboto1" style:font-size-asian="18pt" style:font-name-complex="Roboto1" style:font-size-complex="18pt" fo:background-color="#ffffff"/>
    </style:style>
    <style:style style:name="T23" style:family="text">
      <style:text-properties fo:font-size="14pt" style:font-size-asian="14pt" style:font-size-complex="14pt"/>
    </style:style>
    <style:style style:name="T24" style:family="text">
      <style:text-properties fo:font-size="14pt" officeooo:rsid="00281698"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Exercice :</text:span></text:p>
      <text:p text:style-name="P1"><text:span text:style-name="T3">Quelles seront les valeurs des variables A et B après exécution des instructions suivantes ?</text:span></text:p>
      <text:p text:style-name="P1"><text:span text:style-name="T6">Variables A, B en Entier</text:span></text:p>
      <text:p text:style-name="P1"><text:span text:style-name="T6">Début</text:span></text:p>
      <text:p text:style-name="P1"><text:span text:style-name="T9">A ← 1</text:span></text:p>
      <text:p text:style-name="P1"><text:span text:style-name="T9">B ← A + 3</text:span></text:p>
      <text:p text:style-name="P1"><text:span text:style-name="T9">A ← 3</text:span></text:p>
      <text:p text:style-name="P1"><text:span text:style-name="T6">Fin</text:span></text:p>
      <text:p text:style-name="P6"><text:span text:style-name="T7">RESULT :</text:span></text:p>
      <text:p text:style-name="P12"><text:span text:style-name="T5">A = 3 ;<text:line-break/>B = 4 ; </text:span></text:p>
      <text:p text:style-name="P12"><text:span text:style-name="T5"/></text:p>
      <text:p text:style-name="P1"><text:span text:style-name="T1">Exercice :</text:span></text:p>
      <text:p text:style-name="P1"><text:span text:style-name="T4">Quelles seront les valeurs des variables A, B et C après exécution des instructions suivantes ?</text:span></text:p>
      <text:p text:style-name="P1"><text:span text:style-name="T4">Variables A, B, C en Entier</text:span></text:p>
      <text:p text:style-name="P1"><text:span text:style-name="T4">Début</text:span></text:p>
      <text:p text:style-name="P1"><text:span text:style-name="T9">A ← 5</text:span></text:p>
      <text:p text:style-name="P1"><text:span text:style-name="T9">B ← 3</text:span></text:p>
      <text:p text:style-name="P1"><text:span text:style-name="T9">C ← A + B</text:span></text:p>
      <text:p text:style-name="P1"><text:span text:style-name="T9">A ← 2</text:span></text:p>
      <text:p text:style-name="P1"><text:span text:style-name="T9">C ← B – A</text:span></text:p>
      <text:p text:style-name="P1"><text:span text:style-name="T6">Fin</text:span></text:p>
      <text:p text:style-name="P6"><text:span text:style-name="T7">RESULT :</text:span></text:p>
      <text:p text:style-name="P2"><text:span text:style-name="T23">A = 2 ;</text:span></text:p>
      <text:p text:style-name="P2"><text:span text:style-name="T23">B = 3 ;</text:span></text:p>
      <text:p text:style-name="P2"><text:span text:style-name="T23">c = -2 ;</text:span></text:p>
      <text:p text:style-name="P2"><text:span text:style-name="T23"/></text:p>
      <text:p text:style-name="P1"><text:span text:style-name="T1">Exercice :</text:span></text:p>
      <text:p text:style-name="P1"><text:span text:style-name="T4">Que produit l’algorithme suivant ?</text:span></text:p>
      <text:p text:style-name="P1"><text:span text:style-name="T6">Variables A, B, C en Caractères</text:span></text:p>
      <text:p text:style-name="P1"><text:span text:style-name="T6">Début</text:span></text:p>
      <text:p text:style-name="P1"><text:span text:style-name="T9">A ← "423"</text:span></text:p>
      <text:p text:style-name="P1"><text:span text:style-name="T9">B ← "12"</text:span></text:p>
      <text:p text:style-name="P1"><text:span text:style-name="T9">C ← A + B</text:span></text:p>
      <text:p text:style-name="P1"><text:soft-page-break/><text:span text:style-name="T6">Fin</text:span></text:p>
      <text:p text:style-name="P6"><text:span text:style-name="T7">RESULT :</text:span></text:p>
      <text:p text:style-name="P3">C = 42312 ;</text:p>
      <text:p text:style-name="P1"><text:span text:style-name="T1">Exercice :</text:span></text:p>
      <text:p text:style-name="P1"><text:span text:style-name="T10">Ecrire un algorithme qui demande à l’utilisateur de saisir un entier et un réel et un caractère et les affiche dans un ordre inverse du saisi.</text:span></text:p>
      <text:p text:style-name="P6"><text:span text:style-name="T7">RESULT :</text:span></text:p>
      <text:p text:style-name="P12"><text:span text:style-name="T13">read</text:span><text:span text:style-name="T12">(integer,real,char) ;</text:span></text:p>
      <text:p text:style-name="P12"><text:span text:style-name="T12">print(char,real,integer) ;</text:span></text:p>
      <text:p text:style-name="P1"><text:span text:style-name="T1">Exercice:</text:span></text:p>
      <text:p text:style-name="P1"><text:span text:style-name="T10">Ecrire un algorithm qui lit deux entiers au clavier</text:span></text:p>
      <text:p text:style-name="P1"><text:span text:style-name="T10">et qui affiche ensuite leur somme.</text:span></text:p>
      <text:p text:style-name="P7"><text:span text:style-name="T7">RESULT :</text:span></text:p>
      <text:p text:style-name="P13"><text:span text:style-name="T12">read(integer1,integer2) ;</text:span></text:p>
      <text:p text:style-name="P13"><text:span text:style-name="T12">print(add(integer1,integer2));</text:span></text:p>
      <text:p text:style-name="P1"><text:span text:style-name="T1">Exercice:</text:span></text:p>
      <text:p text:style-name="P1"><text:span text:style-name="T10">Ecrire un algorithm qui lit deux entiers au clavier</text:span></text:p>
      <text:p text:style-name="P1"><text:span text:style-name="T10">et qui affiche ensuite leur leur produit.</text:span><text:span text:style-name="T11"> </text:span></text:p>
      <text:p text:style-name="P7"><text:span text:style-name="T7">RESULT :</text:span></text:p>
      <text:p text:style-name="P13"><text:span text:style-name="T12">read(integer1,integer2) ;</text:span></text:p>
      <text:p text:style-name="P13"><text:span text:style-name="T17">print(</text:span><text:span text:style-name="T18">multiply</text:span><text:span text:style-name="T17">(integer1,integer2)) ;</text:span></text:p>
      <text:p text:style-name="P13"><text:span text:style-name="T2"/></text:p>
      <text:p text:style-name="P1"><text:span text:style-name="T1">Exercice:</text:span></text:p>
      <text:p text:style-name="P1"><text:span text:style-name="T10">Ecrire un algorithm qui lit deux entiers au clavier</text:span></text:p>
      <text:p text:style-name="P1"><text:span text:style-name="T10">et qui affiche ensuite leur somme et leur produit.</text:span></text:p>
      <text:p text:style-name="P8"><text:span text:style-name="T7">RESULT :</text:span></text:p>
      <text:p text:style-name="P14"><text:span text:style-name="T12">read(integer1,integer2) ;</text:span></text:p>
      <text:p text:style-name="P14"><text:span text:style-name="T12">print(add(integer1,integer2)) ;</text:span></text:p>
      <text:p text:style-name="P14"><text:span text:style-name="T17">print(</text:span><text:span text:style-name="T18">multiply</text:span><text:span text:style-name="T17">(integer1,integer2)) ;</text:span></text:p>
      <text:p text:style-name="P1"><text:span text:style-name="T1">Exercice:</text:span></text:p>
      <text:p text:style-name="P1"><text:span text:style-name="T10">Ecrire un algorithme qui demande de l’utilisateur la longueur et la largeur d’un rectangle puis calcule et affiche la périmètre de ce rectangle.</text:span></text:p>
      <text:p text:style-name="P8"><text:soft-page-break/><text:span text:style-name="T7">RESULT :</text:span></text:p>
      <text:p text:style-name="P14"><text:span text:style-name="T12">read(</text:span><text:span text:style-name="T14">tool</text:span><text:span text:style-name="T12">,</text:span><text:span text:style-name="T14">w3ardh</text:span><text:span text:style-name="T12">) ;</text:span></text:p>
      <text:p text:style-name="P14"><text:span text:style-name="T17">print(</text:span><text:span text:style-name="T18">multiply</text:span><text:span text:style-name="T17">(</text:span><text:span text:style-name="T18">tool</text:span><text:span text:style-name="T17">,</text:span><text:span text:style-name="T18">w3arth</text:span><text:span text:style-name="T17">)) ;</text:span></text:p>
      <text:p text:style-name="P1"><text:span text:style-name="T1">Exercice :</text:span></text:p>
      <text:p text:style-name="P1"><text:span text:style-name="T10">Ecrire un algorithme qui demande un nombre à l’utilisateur,puis qui calcule et affiche le carré de ce nombre.</text:span></text:p>
      <text:p text:style-name="P8"><text:span text:style-name="T7">RESULT :</text:span></text:p>
      <text:p text:style-name="P14"><text:span text:style-name="T12">read(integer1) ;</text:span></text:p>
      <text:p text:style-name="P14"><text:span text:style-name="T17">print(</text:span><text:span text:style-name="T18">multiply</text:span><text:span text:style-name="T17">(integer1,integer</text:span><text:span text:style-name="T18">1</text:span><text:span text:style-name="T17">)) ;</text:span></text:p>
      <text:p text:style-name="P1"><text:span text:style-name="T1">Exercice:</text:span></text:p>
      <text:p text:style-name="P1"><text:span text:style-name="T10">Ecrire un algorithme qui demande de l’utilisateur la </text:span><text:span text:style-name="T22">Base </text:span><text:span text:style-name="T10">et l’</text:span><text:span text:style-name="T22">hauteur</text:span><text:span text:style-name="T10"> d’un triangle puis calcule et affiche la surface de ce triangle.</text:span></text:p>
      <text:p text:style-name="P8"><text:span text:style-name="T7">RESULT :</text:span></text:p>
      <text:p text:style-name="P14"><text:span text:style-name="T12">read(</text:span><text:span text:style-name="T14">base</text:span><text:span text:style-name="T12">,</text:span><text:span text:style-name="T14">hauteur</text:span><text:span text:style-name="T12">) ;</text:span></text:p>
      <text:p text:style-name="P14"><text:span text:style-name="T17">print(</text:span><text:span text:style-name="T18">(multiply</text:span><text:span text:style-name="T17">(</text:span><text:span text:style-name="T18">base</text:span><text:span text:style-name="T17">,</text:span><text:span text:style-name="T18">hauteur</text:span><text:span text:style-name="T17">))/</text:span><text:span text:style-name="T18">2)</text:span><text:span text:style-name="T17"> ;</text:span></text:p>
      <text:p text:style-name="P1"><text:span text:style-name="T1">Exercice:</text:span></text:p>
      <text:p text:style-name="P1"><text:span text:style-name="T10">Ecrire un programme qui permet de calculer et d’afficher la moyenne en informatique d’un</text:span></text:p>
      <text:p text:style-name="P1"><text:span text:style-name="T10">élève.</text:span></text:p>
      <text:p text:style-name="P8"><text:span text:style-name="T7">RESULT :</text:span></text:p>
      <text:p text:style-name="P14"><text:span text:style-name="T12">read(</text:span><text:span text:style-name="T14">moy1</text:span><text:span text:style-name="T12">,</text:span><text:span text:style-name="T14">moy2,moy3</text:span><text:span text:style-name="T12">) ;</text:span></text:p>
      <text:p text:style-name="P14"><text:span text:style-name="T17">print(</text:span><text:span text:style-name="T18">(add</text:span><text:span text:style-name="T17">(</text:span><text:span text:style-name="T18">moy1</text:span><text:span text:style-name="T17">,</text:span><text:span text:style-name="T18">moy2*2,moy3*2</text:span><text:span text:style-name="T17">))/</text:span><text:span text:style-name="T18">5)</text:span><text:span text:style-name="T17"> ;</text:span></text:p>
      <text:p text:style-name="P1"><text:span text:style-name="T1">Exercice:</text:span></text:p>
      <text:p text:style-name="P1"><text:span text:style-name="T10">On dispose de trois variables A, B et C. Ecrivez un algorithme transférant à B la valeur de A, à C la valeur de B et à A la valeur de C.</text:span></text:p>
      <text:p text:style-name="P9"><text:span text:style-name="T7">RESULT :</text:span></text:p>
      <text:p text:style-name="P15"><text:span text:style-name="T12">read(</text:span><text:span text:style-name="T15">A</text:span><text:span text:style-name="T12">,</text:span><text:span text:style-name="T15">B,C</text:span><text:span text:style-name="T12">) ;</text:span></text:p>
      <text:p text:style-name="P18"><text:span text:style-name="T12">B=A ;</text:span></text:p>
      <text:p text:style-name="P18"><text:span text:style-name="T12">C=B ;</text:span></text:p>
      <text:p text:style-name="P18"><text:span text:style-name="T12">A=C ;</text:span></text:p>
      <text:p text:style-name="P15"><text:span text:style-name="T17">print(</text:span><text:span text:style-name="T18">multiply</text:span><text:span text:style-name="T17">(</text:span><text:span text:style-name="T19">A,B,C</text:span><text:span text:style-name="T17">)) ;</text:span></text:p>
      <text:p text:style-name="P1"><text:soft-page-break/><text:span text:style-name="T1">Exercice :</text:span></text:p>
      <text:p text:style-name="P1"><text:span text:style-name="T21">Ecrire un algorithme qui permuter les valeurs de deux variables sachant que A←7 et B←2.</text:span></text:p>
      <text:p text:style-name="P9"><text:span text:style-name="T7">RESULT :</text:span></text:p>
      <text:p text:style-name="P15"><text:span text:style-name="T12">read(</text:span><text:span text:style-name="T15">A</text:span><text:span text:style-name="T12">,</text:span><text:span text:style-name="T15">B</text:span><text:span text:style-name="T12">) ;</text:span></text:p>
      <text:p text:style-name="P18"><text:span text:style-name="T12">VAR C=NULL ;</text:span></text:p>
      <text:p text:style-name="P18"><text:span text:style-name="T12">C=A ;</text:span></text:p>
      <text:p text:style-name="P18"><text:span text:style-name="T12">A=B ;</text:span></text:p>
      <text:p text:style-name="P18"><text:span text:style-name="T12">B=C ;</text:span></text:p>
      <text:p text:style-name="P15"><text:span text:style-name="T17">print(</text:span><text:span text:style-name="T18">multiply</text:span><text:span text:style-name="T17">(</text:span><text:span text:style-name="T19">A</text:span><text:span text:style-name="T17">,</text:span><text:span text:style-name="T19">B</text:span><text:span text:style-name="T17">)) ;</text:span></text:p>
      <text:p text:style-name="P1"><text:span text:style-name="T1">Exercice :</text:span></text:p>
      <text:p text:style-name="P21"><text:span text:style-name="T10">Ecrire l'algorithme et le programme pascal d'un programme qui permet de saisir un entier de 3 chiffres puis affiche la somme de ces 3 chiffres.</text:span></text:p>
      <text:p text:style-name="P21"><text:span text:style-name="T10">Exemple : pour 145 <text:s/>S=1+4+5=10</text:span></text:p>
      <text:p text:style-name="P21"><text:span text:style-name="T10">(en utilisant (mod et div))</text:span></text:p>
      <text:p text:style-name="P10"><text:span text:style-name="T7">RESULT :</text:span></text:p>
      <text:p text:style-name="P16"><text:span text:style-name="T12">read(integer) ;</text:span></text:p>
      <text:p text:style-name="P19"><text:span text:style-name="T12">integer_to_string(integer,string) ;</text:span></text:p>
      <text:p text:style-name="P19"><text:span text:style-name="T12"/></text:p>
      <text:p text:style-name="P22"><text:span text:style-name="T17">print(</text:span><text:span text:style-name="T20">string[2],string[1],string[0]</text:span><text:span text:style-name="T17">) ;</text:span></text:p>
      <text:p text:style-name="P1"><text:span text:style-name="T1">Exercise:</text:span></text:p>
      <text:p text:style-name="P1"><text:span text:style-name="T10">Ecrire un algorithme qui lit le prix HT(hors Taxe) d’un article, le nombre d’article et le taux de TVA et qui fournit le prix total TTC correspondant faire en sorte que des libelle apparaissent clairement</text:span></text:p>
      <text:p text:style-name="P11"><text:span text:style-name="T7">RESULT :</text:span></text:p>
      <text:p text:style-name="P17"><text:span text:style-name="T12">read(</text:span><text:span text:style-name="T16">HT,N_article,TVA</text:span><text:span text:style-name="T12">) ;</text:span></text:p>
      <text:p text:style-name="P20"><text:span text:style-name="T12">ttc=ht+N_article+TVA ;</text:span></text:p>
      <text:p text:style-name="P5"><text:span text:style-name="T24">print</text:span><text:span text:style-name="T23">(</text:span><text:span text:style-name="T24">ttc</text:span><text:span text:style-name="T23">) ;</text:span></text:p>
      <text:p text:style-name="P4"><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3-17T18:04:50.256235980</dc:date>
    <meta:editing-duration>PT35M51S</meta:editing-duration>
    <meta:editing-cycles>5</meta:editing-cycles>
    <meta:generator>LibreOffice/6.0.7.3$Linux_X86_64 LibreOffice_project/00m0$Build-3</meta:generator>
    <meta:document-statistic meta:table-count="0" meta:image-count="0" meta:object-count="0" meta:page-count="5" meta:paragraph-count="110" meta:word-count="513" meta:character-count="2977" meta:non-whitespace-character-count="2570"/>
  </office:meta>
</office:document-meta>
</file>